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Tahoma1" svg:font-family="Tahoma"/>
    <style:font-face style:name="F16" svg:font-family="F16" style:font-family-generic="swiss"/>
    <style:font-face style:name="F17" svg:font-family="F17" style:font-family-generic="swiss"/>
    <style:font-face style:name="F20" svg:font-family="F20" style:font-family-generic="swiss"/>
    <style:font-face style:name="F32" svg:font-family="F32"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color="#000000" style:font-name="Times New Roman" fo:font-size="10pt" fo:font-weight="normal" style:font-name-asian="F20" style:font-size-asian="10pt" style:font-weight-asian="normal" style:font-name-complex="F20" style:font-size-complex="10pt" style:font-weight-complex="normal"/>
    </style:style>
    <style:style style:name="P2" style:family="paragraph" style:parent-style-name="Preformatted_20_Text">
      <style:text-properties fo:language="ru" fo:country="RU"/>
    </style:style>
    <style:style style:name="P3" style:family="paragraph" style:parent-style-name="Standard" style:list-style-name="L1">
      <style:text-properties style:font-name="Times New Roman" fo:font-size="11pt" fo:language="ru" fo:country="RU" style:font-name-asian="F17" style:font-size-asian="11pt" style:font-name-complex="F17" style:font-size-complex="11pt"/>
    </style:style>
    <style:style style:name="P4" style:family="paragraph" style:parent-style-name="Standard" style:list-style-name="L1">
      <style:paragraph-properties fo:text-align="start" style:justify-single-word="false" style:text-autospace="none"/>
      <style:text-properties style:font-name="Times New Roman" fo:font-size="11pt" style:font-name-asian="F17" style:font-size-asian="11pt" style:font-name-complex="F17" style:font-size-complex="11pt"/>
    </style:style>
    <style:style style:name="P5" style:family="paragraph" style:parent-style-name="Standard" style:list-style-name="L1">
      <style:paragraph-properties style:text-autospace="none"/>
      <style:text-properties style:font-name="Times New Roman" fo:font-size="11pt" style:font-name-asian="F17" style:font-size-asian="11pt" style:font-name-complex="F17" style:font-size-complex="11pt"/>
    </style:style>
    <style:style style:name="P6" style:family="paragraph" style:parent-style-name="Standard">
      <style:paragraph-properties style:text-autospace="none"/>
      <style:text-properties fo:language="ru" fo:country="RU"/>
    </style:style>
    <style:style style:name="P7" style:family="paragraph" style:parent-style-name="Preformatted_20_Text">
      <style:text-properties style:font-name="Times New Roman" fo:font-size="11pt" fo:language="ru" fo:country="RU" style:font-name-asian="F17" style:font-size-asian="11pt" style:font-name-complex="F17" style:font-size-complex="11pt"/>
    </style:style>
    <style:style style:name="P8" style:family="paragraph" style:parent-style-name="Standard">
      <style:paragraph-properties fo:text-align="start" style:justify-single-word="false" style:text-autospace="none"/>
      <style:text-properties style:font-name="Times New Roman" fo:font-size="10pt" style:font-name-asian="F16" style:font-size-asian="10pt" style:font-name-complex="F16" style:font-size-complex="10pt"/>
    </style:style>
    <style:style style:name="P9" style:family="paragraph" style:parent-style-name="Standard">
      <style:paragraph-properties style:text-autospace="none"/>
    </style:style>
    <style:style style:name="P10" style:family="paragraph" style:parent-style-name="Preformatted_20_Text">
      <style:text-properties style:font-name="Times New Roman" fo:font-size="11pt" fo:language="ru" fo:country="RU" fo:font-weight="normal" style:font-name-asian="F17" style:font-size-asian="11pt" style:font-weight-asian="normal" style:font-name-complex="F17" style:font-size-complex="11pt" style:font-weight-complex="normal"/>
    </style:style>
    <style:style style:name="P11" style:family="paragraph" style:parent-style-name="Standard" style:list-style-name="L2"/>
    <style:style style:name="P12" style:family="paragraph" style:parent-style-name="Standard" style:list-style-name="L2">
      <style:paragraph-properties fo:text-align="start" style:justify-single-word="false" style:text-autospace="none"/>
      <style:text-properties style:font-name="Times New Roman" fo:font-size="11pt" style:font-name-asian="F17" style:font-size-asian="11pt" style:font-name-complex="F17" style:font-size-complex="11pt"/>
    </style:style>
    <style:style style:name="P13" style:family="paragraph" style:parent-style-name="Standard" style:list-style-name="L2">
      <style:paragraph-properties style:text-autospace="none"/>
      <style:text-properties style:font-name="Times New Roman" fo:font-size="11pt" style:font-name-asian="F17" style:font-size-asian="11pt" style:font-name-complex="F17" style:font-size-complex="11pt"/>
    </style:style>
    <style:style style:name="P14" style:family="paragraph" style:parent-style-name="Standard">
      <style:paragraph-properties style:text-autospace="none"/>
      <style:text-properties style:font-name="Times New Roman" fo:font-size="11pt" style:font-name-asian="F17" style:font-size-asian="11pt" style:font-name-complex="F17" style:font-size-complex="11pt"/>
    </style:style>
    <style:style style:name="T1" style:family="text">
      <style:text-properties fo:color="#000000" style:font-name="Times New Roman" fo:font-size="10pt" fo:font-weight="normal" style:font-name-asian="F20" style:font-size-asian="10pt" style:font-weight-asian="normal" style:font-name-complex="F20" style:font-size-complex="10pt" style:font-weight-complex="normal"/>
    </style:style>
    <style:style style:name="T2" style:family="text">
      <style:text-properties fo:language="en" fo:country="US"/>
    </style:style>
    <style:style style:name="T3" style:family="text">
      <style:text-properties style:font-name="Times New Roman" fo:font-size="11pt" fo:language="ru" fo:country="RU" style:font-name-asian="F17" style:font-size-asian="11pt" style:font-name-complex="F17" style:font-size-complex="11pt"/>
    </style:style>
    <style:style style:name="T4" style:family="text">
      <style:text-properties style:font-name="Times New Roman" fo:font-size="11pt" style:font-name-asian="F17" style:font-size-asian="11pt" style:font-name-complex="F17" style:font-size-complex="11pt"/>
    </style:style>
    <style:style style:name="T5" style:family="text">
      <style:text-properties style:font-name="Times New Roman" fo:font-size="12pt" fo:language="ru" fo:country="RU" style:font-name-asian="F16" style:font-size-asian="12pt" style:font-name-complex="F16" style:font-size-complex="12pt"/>
    </style:style>
    <style:style style:name="T6" style:family="text">
      <style:text-properties fo:font-size="12pt" style:font-name-asian="F32" style:font-size-asian="12pt" style:font-name-complex="F32" style:font-size-complex="12pt"/>
    </style:style>
    <style:style style:name="T7" style:family="text">
      <style:text-properties fo:font-size="12pt" style:font-size-asian="12pt" style:font-size-complex="12pt"/>
    </style:style>
    <style:style style:name="T8" style:family="text">
      <style:text-properties style:font-name="Times New Roman" fo:font-size="12pt" style:font-name-asian="F16" style:font-size-asian="12pt" style:font-name-complex="F16" style:font-size-complex="12pt"/>
    </style:style>
    <style:style style:name="T9" style:family="text">
      <style:text-properties style:font-name="Times New Roman" fo:font-size="11pt" fo:language="en" fo:country="US" style:font-name-asian="F17" style:font-size-asian="11pt" style:font-name-complex="F17" style:font-size-complex="11pt"/>
    </style:style>
    <style:style style:name="T10" style:family="text">
      <style:text-properties fo:language="ru" fo:country="RU"/>
    </style:style>
    <style:style style:name="T11" style:family="text">
      <style:text-properties style:font-name="Times New Roman" fo:font-size="11pt" fo:font-weight="normal" style:font-name-asian="F17" style:font-size-asian="11pt" style:font-weight-asian="normal" style:font-name-complex="F17" style:font-size-complex="11pt" style:font-weight-complex="normal"/>
    </style:style>
    <style:style style:name="T12" style:family="text">
      <style:text-properties style:font-name="Times New Roman" fo:font-size="11pt" fo:language="ru" fo:country="RU" fo:font-weight="normal" style:font-name-asian="F17" style:font-size-asian="11pt" style:font-weight-asian="normal" style:font-name-complex="F17" style:font-size-complex="11pt" style:font-weight-complex="normal"/>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Здравствуйте, я Григорьев Семён, студент ….</text:p>
      <text:p text:style-name="Preformatted_20_Text">Тема - <text:span text:style-name="T1">Гнератор синтаксических анализаторов для произвольных контекстно-свободных грамматик.</text:span></text:p>
      <text:p text:style-name="P1"/>
      <text:p text:style-name="P2"><text:tab/>Область применения данного инструмента — реинжиниринг програмного обеспечения. Задачи, решаемые в этой области, имеют ряд особенностей. Первая — необходимость работать с устаревшими языками, такими как, на пример, <text:span text:style-name="T2">COBOL. </text:span>Эти языки имеют десятки диалектов, многие из которых плохо специфицированы, что усложняет разработку грамматики. Основная трудность связана с разрешением конфликтов в грамматике. Тоесть устранением таких ситуаций, когда во время разбора на основе имеющейся информации не возможно принять решение, каким путём продолжать работу.</text:p>
      <text:p text:style-name="P2"><text:tab/>Ещё одна особенность — необходимость достаточно частого изменения уже существующих грамматики. Однако, зачастую, единственное изменение вызывает десятки конфликтов, которые приходится разрешать вручную. </text:p>
      <text:p text:style-name="P2"><text:tab/>Разрабатываемый инструмент призван упростить создание и сопровождение грамматик.</text:p>
      <text:p text:style-name="P2"><text:tab/>Ещё один вариант применения инструмента — работа с диалектами одного языка. Можно в одной грамматике описать несколько диалектов. Во время вывода, на основе конструкций, характерных для того или иного диалекта, будет выяснено, какой из диалектов подан на вход. Если же информации оказалось не достаточно, то решение может приниматься либо самим пользователем, либо на основе какой-либо дополнительной информации.</text:p>
      <text:p text:style-name="P2"><text:tab/>Была поставлена задача разработки генератора синтаксических анализаторов для платформы .NET со следующими свойствами:</text:p>
      <text:list text:style-name="L1">
        <text:list-item>
          <text:p text:style-name="P3">Работа с произвольными контекстно-свободными грамматиками</text:p>
        </text:list-item>
        <text:list-item>
          <text:p text:style-name="P4">Поддержка расширенных контекстно-свободных грамматик</text:p>
        </text:list-item>
        <text:list-item>
          <text:p text:style-name="P5">Поддержка s-атрибутных грамматик</text:p>
        </text:list-item>
      </text:list>
      <text:p text:style-name="P6"><text:tab/>Важным требованием является то, что инструмент должен работать на платформе .NET, так как на текущий момент не существует инструментов </text:p>
      <text:p text:style-name="P2"><text:tab/>Необходимость работы с произвольными КС грамматиками определила выбор <text:span text:style-name="T2">GLR </text:span>алгоритмпа в качестве алгоритма анализа. Основная идея этого алгоритма заключается в том, что в момент возникновения неоднозначности запускается несколько анализаторов. Можно думать, что они работают параллельно. В результате, какие-то из вариантов завершатся неудачно, а какие-то удачно и на выходе мы получим не единственное дерево разбора, а лес. Для оптимизации добавляется так же функция, которая объеденяет варианты разбора(склеивает стеки). Это позволяет не повторять некоторые вычисления. Важно, что если в грамматике нет неоднозначностей, то алгоритм работает за линейное время, в худшем же случае сложность кубическая.</text:p>
      <text:p text:style-name="P2"><text:tab/>Было рассмотрено несколько подходов к реализации выбранного алгоритма. </text:p>
      <text:p text:style-name="Preformatted_20_Text"><text:span text:style-name="T3">Алгоритм Эрли, в котором для организации ветвления и объединения используется специальным образом определённое состояние, </text:span><text:span text:style-name="T4">Алгоритм Томиты основная идея которого заключается в организации стека в виде графа, </text:span><text:span text:style-name="T3">Рекурсивно-восходящий алгоритм, основа которого — набор взаимно рекурсивных функций. Ветвление организуется как ветвление в одной из них, а слияние — кэшированием результатов.</text:span></text:p>
      <text:p text:style-name="P7"><text:tab/>Был выбран рекурсивно-восходящий алгоритм. Его реализация на функциональном языке очень наглядна. Стек <text:s/>автомата естественным образом заменяется на стек вызова функций а кэширование результатов можно реализовать с помощью замыкания.</text:p>
      <text:p text:style-name="Preformatted_20_Text"><text:span text:style-name="T3"><text:tab/>Важной особенностью инструмента является возможность работы с расширенными КС грамматиками без их преобразования. <text:s/>Расширенные КС грамматики — удобный, широко распространённый способ формального описания грамматики языка. <text:s/>На практике иногда бывает не просто удобно, а необходимо использовать в правых частях правил конструкции расширенных регулярных выражений. Например повторение с указанием диапазона (</text:span><text:span text:style-name="T5">в языке</text:span></text:p>
      <text:p text:style-name="P8"><text:span text:style-name="T6">Unisys Work Flow Language </text:span><text:span text:style-name="T7">(WFL [46]) путь к файлу или каталогу не может иметь</text:span></text:p>
      <text:p text:style-name="P9"><text:span text:style-name="T8">более 19 уровней вложенности).</text:span><text:span text:style-name="T3"> Однако многие инструменты либо не поддерживают конструкции </text:span><text:span text:style-name="T9">EBNF </text:span><text:span text:style-name="T3">в праилах, что приводит к неточности грамматики и в последствии приводит к ошибкам, либо раскрывают их. </text:span></text:p>
      <text:p text:style-name="P9"><text:span text:style-name="T3"><text:tab/>Для пользователя очень важно видеть результат работы, сформулированый в терминах заданной им грамматики. Рассмотрим такой пример: </text:span><text:span text:style-name="T9">&lt;</text:span><text:span text:style-name="T3">пример с перзентации</text:span><text:span text:style-name="T9">&gt;</text:span><text:span text:style-name="T3">. Чтобы таких проблем не возникало модно строить обратные преобразования, а можно вообщен не преобразовывать исходную грамматику. Мы пошли именно таким путём.</text:span><text:span text:style-name="T10"><text:tab/><text:tab/></text:span></text:p>
      <text:p text:style-name="Preformatted_20_Text"><text:span text:style-name="T10"><text:tab/>В работе активно применяются продукты </text:span><text:span text:style-name="T2">Microsoft. </text:span><text:span text:style-name="T10">Основной язык, на котором ведётся разработка — </text:span><text:span text:style-name="T2">F#. </text:span><text:span text:style-name="T10">Он же является целевым языком для генератора. Разработка ведётся в </text:span><text:span text:style-name="T2">MS visual Studio 2008. <text:s/></text:span><text:span text:style-name="T10">Так же в проекте используются такие инстркменты, как </text:span><text:span text:style-name="T2">FsLex </text:span><text:span text:style-name="T10">и </text:span><text:span text:style-name="T2">FsYacc, </text:span><text:span text:style-name="T10">для их применения необходима библиотека </text:span><text:span text:style-name="T11">F# PowerPack</text:span><text:span text:style-name="T12">..</text:span></text:p>
      <text:p text:style-name="P10"/>
      <text:p text:style-name="P10"><text:tab/>На текущий момент реализован прототип, обладающий следующими свойсвами:</text:p>
      <text:list text:style-name="L2">
        <text:list-item>
          <text:p text:style-name="P11"><text:span text:style-name="T12">по однозначной LR-грамматике строится анализатор с линейной </text:span><text:span text:style-name="T4">сложностью;</text:span></text:p>
        </text:list-item>
      </text:list>
      <text:list text:style-name="L2">
        <text:list-item text:start-value="1">
          <text:p text:style-name="P12">по неоднозначной грамматике строится анализатор, возвращающий все возможные деревья вывода для данной входной цепочки;</text:p>
        </text:list-item>
      </text:list>
      <text:list text:style-name="L2">
        <text:list-item text:start-value="1">
          <text:p text:style-name="P13">показана возможность поддержки расширенных КС грамматик;</text:p>
        </text:list-item>
      </text:list>
      <text:p text:style-name="P14"/>
      <text:p text:style-name="P14">В ходе данного проекта дыл изучен инструментарий для автоматизции разработки трансляторов, изучен рекурсивно-восх алгоритм анализа, <text:s/>изучен сравнительно новый, активно развивающийся язык – 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Tahoma1" svg:font-family="Tahoma"/>
    <style:font-face style:name="F16" svg:font-family="F16" style:font-family-generic="swiss"/>
    <style:font-face style:name="F17" svg:font-family="F17" style:font-family-generic="swiss"/>
    <style:font-face style:name="F20" svg:font-family="F20" style:font-family-generic="swiss"/>
    <style:font-face style:name="F32" svg:font-family="F32"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ru" fo:country="RU" style:font-name-asian="F" style:font-size-asian="12pt" style:language-asian="none" style:country-asian="none" style:font-name-complex="F"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2$Win32 OpenOffice.org_project/680m5$Build-9011
  </meta:generator>
    <meta:creation-date>2010-03-15T21:35:59</meta:creation-date>
    <dc:creator>Semen</dc:creator>
    <dc:date>2010-03-31T21:42:57</dc:date>
    <dc:language>ru-RU</dc:language>
    <meta:editing-cycles>8</meta:editing-cycles>
    <meta:editing-duration>PT4H16M44S</meta:editing-duration>
    <meta:user-defined meta:name="Info 1"/>
    <meta:user-defined meta:name="Info 2"/>
    <meta:user-defined meta:name="Info 3"/>
    <meta:user-defined meta:name="Info 4"/>
    <meta:document-statistic meta:table-count="0" meta:image-count="0" meta:object-count="0" meta:page-count="2" meta:paragraph-count="25" meta:word-count="630" meta:character-count="4993"/>
  </office:meta>
</office:document-meta>
</file>